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9.461cm" svg:height="16.282cm" svg:x="13.794cm" svg:y="4.622cm">
            <draw:object draw:notify-on-update-of-ranges="Лист1.A1:Лист1.A1 Лист1.B1:Лист1.J1 Лист1.A2:Лист1.A2 Лист1.B2:Лист1.J2 Лист1.A3:Лист1.A3 Лист1.B3:Лист1.J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10, 10</text:p>
          </table:table-cell>
          <table:table-cell office:value-type="string" calcext:value-type="string">
            <text:p>10, 100</text:p>
          </table:table-cell>
          <table:table-cell office:value-type="string" calcext:value-type="string">
            <text:p>10, 1000</text:p>
          </table:table-cell>
          <table:table-cell office:value-type="string" calcext:value-type="string">
            <text:p>10, 10000</text:p>
          </table:table-cell>
          <table:table-cell office:value-type="string" calcext:value-type="string">
            <text:p>15, 15</text:p>
          </table:table-cell>
          <table:table-cell office:value-type="string" calcext:value-type="string">
            <text:p>20, 20</text:p>
          </table:table-cell>
          <table:table-cell office:value-type="string" calcext:value-type="string">
            <text:p>25, 25</text:p>
          </table:table-cell>
          <table:table-cell office:value-type="string" calcext:value-type="string">
            <text:p>25, 100</text:p>
          </table:table-cell>
          <table:table-cell office:value-type="string" calcext:value-type="string">
            <text:p>25, 10000</text:p>
          </table:table-cell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0.00008337" calcext:value-type="float">
            <text:p>0,00008337</text:p>
          </table:table-cell>
          <table:table-cell office:value-type="float" office:value="0.00015857" calcext:value-type="float">
            <text:p>0,00015857</text:p>
          </table:table-cell>
          <table:table-cell office:value-type="float" office:value="0.00054762" calcext:value-type="float">
            <text:p>0,00054762</text:p>
          </table:table-cell>
          <table:table-cell office:value-type="float" office:value="0.00047708" calcext:value-type="float">
            <text:p>0,00047708</text:p>
          </table:table-cell>
          <table:table-cell office:value-type="float" office:value="0.00384065" calcext:value-type="float">
            <text:p>0,00384065</text:p>
          </table:table-cell>
          <table:table-cell office:value-type="float" office:value="0.11842049" calcext:value-type="float">
            <text:p>0,11842049</text:p>
          </table:table-cell>
          <table:table-cell office:value-type="float" office:value="4.39957564" calcext:value-type="float">
            <text:p>4,39957564</text:p>
          </table:table-cell>
          <table:table-cell office:value-type="float" office:value="6.13455331" calcext:value-type="float">
            <text:p>6,13455331</text:p>
          </table:table-cell>
          <table:table-cell office:value-type="float" office:value="18.8605714" calcext:value-type="float">
            <text:p>18,860571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00000632" calcext:value-type="float">
            <text:p>0,00000632</text:p>
          </table:table-cell>
          <table:table-cell office:value-type="float" office:value="0.00003991" calcext:value-type="float">
            <text:p>0,00003991</text:p>
          </table:table-cell>
          <table:table-cell office:value-type="float" office:value="0.00037414" calcext:value-type="float">
            <text:p>0,00037414</text:p>
          </table:table-cell>
          <table:table-cell office:value-type="float" office:value="0.00534713" calcext:value-type="float">
            <text:p>0,00534713</text:p>
          </table:table-cell>
          <table:table-cell office:value-type="float" office:value="0.00000841" calcext:value-type="float">
            <text:p>0,00000841</text:p>
          </table:table-cell>
          <table:table-cell office:value-type="float" office:value="0.00000977" calcext:value-type="float">
            <text:p>0,00000977</text:p>
          </table:table-cell>
          <table:table-cell office:value-type="float" office:value="0.00001512" calcext:value-type="float">
            <text:p>0,00001512</text:p>
          </table:table-cell>
          <table:table-cell office:value-type="float" office:value="0.00005044" calcext:value-type="float">
            <text:p>0,00005044</text:p>
          </table:table-cell>
          <table:table-cell office:value-type="float" office:value="0.01480263" calcext:value-type="float">
            <text:p>0,014802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10:07:41.212854565</meta:creation-date>
    <dc:date>2024-11-16T10:17:50.900134510</dc:date>
    <meta:editing-duration>PT10M11S</meta:editing-duration>
    <meta:editing-cycles>1</meta:editing-cycles>
    <meta:document-statistic meta:table-count="1" meta:cell-count="29" meta:object-count="1"/>
    <meta:generator>LibreOffice/24.2.6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462cm" svg:height="16.283cm" xlink:href=".." xlink:type="simple" chart:class="chart:line" chart:style-name="ch1">
        <chart:legend chart:legend-position="end" svg:x="27.43cm" svg:y="7.593cm" style:legend-expansion="high" chart:style-name="ch2"/>
        <chart:plot-area chart:style-name="ch3" table:cell-range-address="Лист1.A1:Лист1.J3" chart:data-source-has-labels="both" svg:x="0.589cm" svg:y="0.325cm" svg:width="26.252cm" svg:height="15.633cm">
          <chart:coordinate-region svg:x="1.21cm" svg:y="0.524cm" svg:width="24.875cm" svg:height="14.787cm"/>
          <chart:axis chart:dimension="x" chart:name="primary-x" chart:style-name="ch4" chartooo:axis-type="auto">
            <chartooo:date-scale/>
            <chart:categories table:cell-range-address="Лист1.B1:Лист1.J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J2" chart:label-cell-address="Лист1.A2:Лист1.A2" chart:class="chart:line">
            <chart:data-point chart:repeated="9"/>
          </chart:series>
          <chart:series chart:style-name="ch7" chart:values-cell-range-address="Лист1.B3:Лист1.J3" chart:label-cell-address="Лист1.A3:Лист1.A3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, 10</text:p>
                <draw:g>
                  <svg:desc>Лист1.B1:Лист1.J1</svg:desc>
                </draw:g>
              </table:table-cell>
              <table:table-cell office:value-type="string">
                <text:p>10, 100</text:p>
              </table:table-cell>
              <table:table-cell office:value-type="string">
                <text:p>10, 1000</text:p>
              </table:table-cell>
              <table:table-cell office:value-type="string">
                <text:p>10, 10000</text:p>
              </table:table-cell>
              <table:table-cell office:value-type="string">
                <text:p>15, 15</text:p>
              </table:table-cell>
              <table:table-cell office:value-type="string">
                <text:p>20, 20</text:p>
              </table:table-cell>
              <table:table-cell office:value-type="string">
                <text:p>25, 25</text:p>
              </table:table-cell>
              <table:table-cell office:value-type="string">
                <text:p>25, 100</text:p>
              </table:table-cell>
              <table:table-cell office:value-type="string">
                <text:p>25, 10000</text:p>
              </table:table-cell>
            </table:table-row>
          </table:table-header-rows>
          <table:table-rows>
            <table:table-row>
              <table:table-cell office:value-type="string">
                <text:p>slow</text:p>
                <draw:g>
                  <svg:desc>Лист1.A2:Лист1.A2</svg:desc>
                </draw:g>
              </table:table-cell>
              <table:table-cell office:value-type="float" office:value="0.00008337">
                <text:p>0.00008337</text:p>
                <draw:g>
                  <svg:desc>Лист1.B2:Лист1.J2</svg:desc>
                </draw:g>
              </table:table-cell>
              <table:table-cell office:value-type="float" office:value="0.00015857">
                <text:p>0.00015857</text:p>
              </table:table-cell>
              <table:table-cell office:value-type="float" office:value="0.00054762">
                <text:p>0.00054762</text:p>
              </table:table-cell>
              <table:table-cell office:value-type="float" office:value="0.00047708">
                <text:p>0.00047708</text:p>
              </table:table-cell>
              <table:table-cell office:value-type="float" office:value="0.00384065">
                <text:p>0.00384065</text:p>
              </table:table-cell>
              <table:table-cell office:value-type="float" office:value="0.11842049">
                <text:p>0.11842049</text:p>
              </table:table-cell>
              <table:table-cell office:value-type="float" office:value="4.39957564">
                <text:p>4.39957564</text:p>
              </table:table-cell>
              <table:table-cell office:value-type="float" office:value="6.13455331">
                <text:p>6.13455331</text:p>
              </table:table-cell>
              <table:table-cell office:value-type="float" office:value="18.8605714">
                <text:p>18.8605714</text:p>
              </table:table-cell>
            </table:table-row>
            <table:table-row>
              <table:table-cell office:value-type="string">
                <text:p>fast</text:p>
                <draw:g>
                  <svg:desc>Лист1.A3:Лист1.A3</svg:desc>
                </draw:g>
              </table:table-cell>
              <table:table-cell office:value-type="float" office:value="0.00000632">
                <text:p>0.00000632</text:p>
                <draw:g>
                  <svg:desc>Лист1.B3:Лист1.J3</svg:desc>
                </draw:g>
              </table:table-cell>
              <table:table-cell office:value-type="float" office:value="0.00003991">
                <text:p>0.00003991</text:p>
              </table:table-cell>
              <table:table-cell office:value-type="float" office:value="0.00037414">
                <text:p>0.00037414</text:p>
              </table:table-cell>
              <table:table-cell office:value-type="float" office:value="0.00534713">
                <text:p>0.00534713</text:p>
              </table:table-cell>
              <table:table-cell office:value-type="float" office:value="0.00000841">
                <text:p>0.00000841</text:p>
              </table:table-cell>
              <table:table-cell office:value-type="float" office:value="0.00000977">
                <text:p>0.00000977</text:p>
              </table:table-cell>
              <table:table-cell office:value-type="float" office:value="0.00001512">
                <text:p>0.00001512</text:p>
              </table:table-cell>
              <table:table-cell office:value-type="float" office:value="0.00005044">
                <text:p>0.00005044</text:p>
              </table:table-cell>
              <table:table-cell office:value-type="float" office:value="0.01480263">
                <text:p>0.014802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